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LE HUAMAN, PEDRO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347114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E HUAMAN, PEDRO LU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4711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IGUEROA HUILLCA, ALEX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8039577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16779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PRESTIGI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55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